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Zakładka ZDJĘCIA</text:p>
      <text:p text:style-name="P1"/>
      <text:p text:style-name="P1">wyobrazam sobie to jako pokaz slajdow ?( moze z mozliwoscia przesuwania takze recznie … &gt;?) nie przejmuj sie kolejnoscia w folderze i opisy chyba tez zlewamy. to ma byc luzna losowo wybierana galeria.. znowu zdaje sie <text:s/>na Twoja kreatywnosc. nie potrzebuje kazdego zdjecia z osobna.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Łukasz Czuj</meta:initial-creator>
  </office:meta>
</office:document-meta>
</file>